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199a9"/>
    </style:style>
    <style:style style:name="P2" style:family="paragraph" style:parent-style-name="Standard">
      <style:text-properties officeooo:paragraph-rsid="002ed71e"/>
    </style:style>
    <style:style style:name="T1" style:family="text">
      <style:text-properties officeooo:rsid="0012c77d"/>
    </style:style>
    <style:style style:name="T2" style:family="text">
      <style:text-properties officeooo:rsid="001c4082"/>
    </style:style>
    <style:style style:name="T3" style:family="text">
      <style:text-properties officeooo:rsid="0026b092" fo:background-color="transparent" loext:char-shading-value="0"/>
    </style:style>
    <style:style style:name="T4" style:family="text">
      <style:text-properties officeooo:rsid="002cf712" fo:background-color="transparent" loext:char-shading-value="0"/>
    </style:style>
    <style:style style:name="T5" style:family="text">
      <style:text-properties officeooo:rsid="0029a6b8" fo:background-color="transparent" loext:char-shading-value="0"/>
    </style:style>
    <style:style style:name="T6" style:family="text">
      <style:text-properties officeooo:rsid="002b9e2f" fo:background-color="transparent" loext:char-shading-value="0"/>
    </style:style>
    <style:style style:name="T7" style:family="text">
      <style:text-properties officeooo:rsid="0012c77d" fo:background-color="transparent" loext:char-shading-value="0"/>
    </style:style>
    <style:style style:name="T8" style:family="text">
      <style:text-properties officeooo:rsid="002f2059" fo:background-color="transparent" loext:char-shading-value="0"/>
    </style:style>
    <style:style style:name="T9" style:family="text">
      <style:text-properties officeooo:rsid="002fb750" fo:background-color="transparent" loext:char-shading-value="0"/>
    </style:style>
    <style:style style:name="T10" style:family="text">
      <style:text-properties officeooo:rsid="003098a0" fo:background-color="transparent" loext:char-shading-value="0"/>
    </style:style>
    <style:style style:name="T11" style:family="text">
      <style:text-properties officeooo:rsid="0031a37e" fo:background-color="transparent" loext:char-shading-value="0"/>
    </style:style>
    <style:style style:name="T12" style:family="text">
      <style:text-properties officeooo:rsid="0032eb46" fo:background-color="transparent" loext:char-shading-value="0"/>
    </style:style>
    <style:style style:name="T13" style:family="text">
      <style:text-properties officeooo:rsid="0034564f"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tab/><text:span text:style-name="T1">Image file formats are capable of storing a rich array of information about the image itself in addition to the information that actually encodes the image’s pixels. <text:s/>The extra information they can store are often referred to as “metadata”, and there are many different types and formats that an image can contain. <text:s/>Some common examples include </text:span><text:span text:style-name="T7">IPTC, XMP, Exif,</text:span><text:span text:style-name="T1"> and many others. All of them are defined and disseminated by various organizations and many share common information and formats. <text:s/>Some information they can include are timestamps for when an image was taken, make and model of the device that made the image, name of the user who took the image, many technical and esoteric details about how the image was made, and, especially of interest, geolocation information. <text:s/>IPTC is primarily used to caption and categorize photos, originally with photojournalists and new organizations in mind. <text:s/>It’s gone through a few different revisions over the years and now conforms to the XMP format. <text:s/>XMP is more general and now permits users to create their own custom fields in an image’s metadata. <text:s/>Exif primarily contains information about how and where the image was taken. <text:s/>All of these pieces of information provide useful insight into the creation of the image, enabling users to further characterize the image beyond what is visible within the image itself. <text:s/></text:span></text:p>
      <text:p text:style-name="P2"/>
      <text:p text:style-name="P2"><text:span text:style-name="T1"><text:tab/>The geolocation information itself has proven to be very useful in the recent decade. <text:s/>Social media websites like Facebook and Instagram have been using image geolocation information from their users to help suggest potential friends or direct locally relevant content to their users. <text:s/>Image collecting and sharing websites like Flickr use geolocation to help geographically organize uploader’s images so they may be browsed by location and user provided topic tags. <text:s/>More niche uses have been found by those fighting human trafficking, using image metadata to help identify potential human traffickers on the internet (Mattmann et al). <text:s/>Indeed, there’s a wealth of utility contained within image metadata and so with the increased volume of images on the internet have come needs for tools for extraction and manipulation of image metadata.</text:span></text:p>
      <text:p text:style-name="Standard"/>
      <text:p text:style-name="P1"><text:tab/><text:span text:style-name="T2">Many social media sites, image sharing sites, and others strip or modify user’s images of their metadata unfortunately, so a small percentage of images on the internet contain their metadata. The reasons for stripping or modifying user’s images’ metadata vary, common reasons include privacy and performance optimization. <text:s/>When collecting large amounts of images, having fast and reliable tools to sift through large collections of images to find metadata is crucial. <text:s/>Fortunately many tools have been developed to help find and extract metadata from images such as software libraries: libexif for C, Exiv2 for C++, PIL for Python, and ExifTool for Perl; as well as image site APIs such those provided by Flickr.. <text:s/>Of the software libraries, ExifTool by <text:s/>Phil Harvey stands out as one of the most robust and feature rich toolkits for reading, writing, and creating image metadata. <text:s/>Not only are its tools available for Perl scripting, the tools can also be accessed via a terminal or command line for on the fly metadata reading and manipulatin. <text:s/>ExifTool’s features include: exhaustive compatibility with image file and metadata formats, supports multiple languages, geotag images based on GPS track logs, generate GPS track logs from geotagged images, account for clock drift between camera and GPS devices to synchronize timestamps, and can recognize a large number of different tag labels among many other features. <text:s/>While the other software packages provide similar functionalities, ExifTool appears to be the “State of the Art” in image metadata extraction and manipulation. <text:s/>Many web applications that view image metadata, such as Jeffrey’s Exif Viewer, use ExifTool as the backend and many wrapper libraries have been authored for other programming languages, such as pyexiftool for python and exiftoolr for ruby. <text:s/>The other software libraries mentioned above provide similar functionalities but not as robust as ExifTool. <text:s/>Using any of these libraries, one can extract geolocation data from images and use that information in sites like OSM to obtain nearby mailing addresses for the geolocation as well as other relevant information about the area. </text:span></text:p>
      <text:p text:style-name="Standard"><text:tab/></text:p>
      <text:p text:style-name="Standard"><text:soft-page-break/><text:tab/><text:span text:style-name="T3">One excellent source for images containing metadata is </text:span><text:span text:style-name="T12">F</text:span><text:span text:style-name="T3">lickr, which organizes users’ image uploads by subject as well as geolocation </text:span><text:span text:style-name="T4">(if provided)</text:span><text:span text:style-name="T3">. <text:s/>Flickr also provides an API for searching for images based on geolocation, image id, and other tag information. <text:s/></text:span><text:span text:style-name="T5">Conveniently, many different wrapper toolkits have been developed for the API within many different programming languages, such as Beej’s Python Flickr API kit. </text:span><text:span text:style-name="T12">Search results are returned in XML format which then the user must parse to find and understand the relevant information returned by the API. <text:s/></text:span><text:span text:style-name="T5">Using Flickr’s API, it is possible to retrieve </text:span><text:span text:style-name="T13">information on </text:span><text:span text:style-name="T5">all images on their site that contain a tag of interest, like “dam” for example, that also contain geolocation information. <text:s/>With this geolocation information one can pinpoint potential locations of dams. <text:s/>However, such a search returns tens of thousands of image results that are impossible to sift through </text:span><text:span text:style-name="T6">by hand </text:span><text:span text:style-name="T5">to confirm whether or not they represent actual physical dams. <text:s/>So then further analysis will be needed to help identify actual dams, I.E. one could use NLP on the images’ other text fields </text:span><text:span text:style-name="T13">(on Flickr)</text:span><text:span text:style-name="T5"> to gain better insight into the nature of the image. <text:s/></text:span><text:span text:style-name="T6">Or one could also use the geolocation information and see if other web services, like OSM, corroborate whether or not the images correspond to actual dams. <text:s/></text:span></text:p>
      <text:p text:style-name="Standard"><text:span text:style-name="T6"/></text:p>
      <text:p text:style-name="Standard"><text:span text:style-name="T6"><text:tab/></text:span><text:span text:style-name="T11">As presented</text:span><text:span text:style-name="T8">, </text:span><text:span text:style-name="T11">it can be seen that </text:span><text:span text:style-name="T8">there are many potential uses for image metadata. <text:s/>Many organizations—such as Facebook, Instagram, and Flickr—use image metadata, particularly geolocation information, to better enhance their customer’s user experience. <text:s/></text:span><text:span text:style-name="T13">At the same time however are issues of privacy, causing nearly widespread removal of image metadata making it difficult to find any images with useful information. <text:s/>However, w</text:span><text:span text:style-name="T9">ith the tools available today, for extracting and manipulating image metadata as well as sharing and searching images, anyone can </text:span><text:span text:style-name="T13">find any and all </text:span><text:span text:style-name="T9">valuable information from large collections of images. <text:s/>From locating important landmarks to mapping individual’s travel patterns, the </text:span><text:span text:style-name="T10">utilities appear to be numerous and broad. <text:s/></text:span></text:p>
      <text:p text:style-name="Standard"><text:span text:style-name="T6"/></text:p>
      <text:p text:style-name="Standard"><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5:30:26.390036529</meta:creation-date>
    <meta:generator>LibreOffice/6.0.6.2$Linux_X86_64 LibreOffice_project/00m0$Build-2</meta:generator>
    <dc:date>2018-11-11T17:47:05.876950220</dc:date>
    <meta:editing-duration>PT3H56M58S</meta:editing-duration>
    <meta:editing-cycles>25</meta:editing-cycles>
    <meta:document-statistic meta:table-count="0" meta:image-count="0" meta:object-count="0" meta:page-count="2" meta:paragraph-count="7" meta:word-count="1013" meta:character-count="6485" meta:non-whitespace-character-count="5432"/>
  </office:meta>
</office:document-meta>
</file>